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a906" officeooo:paragraph-rsid="001fa906" style:font-size-asian="12.25pt" style:font-size-complex="14pt"/>
    </style:style>
    <style:style style:name="P2" style:family="paragraph" style:parent-style-name="Standard">
      <style:paragraph-properties>
        <style:tab-stops>
          <style:tab-stop style:position="4.4272in"/>
        </style:tab-stops>
      </style:paragraph-properties>
      <style:text-properties fo:font-size="16pt" officeooo:rsid="001fa906" officeooo:paragraph-rsid="001fa906" style:font-size-asian="16pt" style:font-size-complex="16pt"/>
    </style:style>
    <style:style style:name="P3" style:family="paragraph" style:parent-style-name="Standard">
      <style:text-properties fo:color="#ff0000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4" style:family="paragraph" style:parent-style-name="Standard">
      <style:text-properties fo:color="#ff0000" loext:opacity="100%" fo:font-size="14pt" fo:font-style="italic" officeooo:rsid="001fa906" officeooo:paragraph-rsid="00203e3a" style:font-size-asian="14pt" style:font-style-asian="italic" style:font-size-complex="14pt" style:font-style-complex="italic"/>
    </style:style>
    <style:style style:name="P5" style:family="paragraph" style:parent-style-name="Standard">
      <style:text-properties fo:color="#ff0000" loext:opacity="100%" fo:font-size="14pt" fo:font-style="italic" officeooo:rsid="0025beeb" officeooo:paragraph-rsid="0025beeb" style:font-size-asian="14pt" style:font-style-asian="italic" style:font-size-complex="14pt" style:font-style-complex="italic"/>
    </style:style>
    <style:style style:name="P6" style:family="paragraph" style:parent-style-name="Standard">
      <style:text-properties fo:color="#ff4000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f10d0c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8" style:family="paragraph" style:parent-style-name="Standard">
      <style:text-properties fo:color="#342a06" loext:opacity="100%" fo:font-size="14pt" fo:font-style="italic" officeooo:rsid="001fa906" officeooo:paragraph-rsid="001fa906" style:font-size-asian="14pt" style:font-style-asian="italic" style:font-size-complex="14pt" style:font-style-complex="italic"/>
    </style:style>
    <style:style style:name="P9" style:family="paragraph" style:parent-style-name="Standard">
      <style:text-properties fo:color="#342a06" loext:opacity="100%" fo:font-size="14pt" fo:font-style="italic" officeooo:rsid="00203e3a" officeooo:paragraph-rsid="00203e3a" style:font-size-asian="14pt" style:font-style-asian="italic" style:font-size-complex="14pt" style:font-style-complex="italic"/>
    </style:style>
    <style:style style:name="P10" style:family="paragraph" style:parent-style-name="Standard">
      <style:text-properties fo:color="#342a06" loext:opacity="100%" fo:font-size="12pt" fo:font-style="italic" officeooo:rsid="001fa906" officeooo:paragraph-rsid="001fa906" style:font-size-asian="12pt" style:font-style-asian="italic" style:font-size-complex="12pt" style:font-style-complex="italic"/>
    </style:style>
    <style:style style:name="P11" style:family="paragraph" style:parent-style-name="Standard">
      <style:text-properties fo:color="#342a06" loext:opacity="100%" fo:font-size="14pt" fo:font-style="italic" officeooo:rsid="0025beeb" officeooo:paragraph-rsid="0025beeb" style:font-size-asian="14pt" style:font-style-asian="italic" style:font-size-complex="14pt" style:font-style-complex="italic"/>
    </style:style>
    <style:style style:name="T1" style:family="text">
      <style:text-properties fo:color="#342a06" loext:opacity="100%"/>
    </style:style>
    <style:style style:name="T2" style:family="text">
      <style:text-properties fo:color="#342a06" loext:opacity="100%" officeooo:rsid="00203e3a"/>
    </style:style>
    <style:style style:name="T3" style:family="text">
      <style:text-properties fo:color="#f10d0c" loext:opacity="100%"/>
    </style:style>
    <style:style style:name="T4" style:family="text">
      <style:text-properties officeooo:rsid="00203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V CART 1 CHECKLIST: <text:s text:c="37"/>Name:</text:p>
      <text:p text:style-name="P2"/>
      <text:p text:style-name="P1"><text:s text:c="97"/>Date: </text:p>
      <text:p text:style-name="P1"/>
      <text:p text:style-name="P1"><text:span text:style-name="T4">CLOSING</text:span> <text:span text:style-name="T4">procedures starts 30 min before the end of your shift.</text:span></text:p>
      <text:p text:style-name="P1"/>
      <text:p text:style-name="P6">D<text:span text:style-name="T3">O NOT leave your drawer or POS handheld unattended on the cart at any moment. </text:span></text:p>
      <text:p text:style-name="P7"/>
      <text:p text:style-name="P7">Remember to always ask Guests for their ID’s if they look under 30 before you serve them alcohol. </text:p>
      <text:p text:style-name="P7"/>
      <text:p text:style-name="P7">Report to management abnormal activities on to course ASAP such as: guests having their on alcohol, odd behavior etc (write down their cart number) <text:s text:c="2"/></text:p>
      <text:p text:style-name="P7"/>
      <text:p text:style-name="P7">You have the right to refuse serving alcohol a guest that looks intoxicated.</text:p>
      <text:p text:style-name="P7"/>
      <text:p text:style-name="P8"><text:s/></text:p>
      <text:p text:style-name="P3"><text:span text:style-name="T1">___ </text:span><text:span text:style-name="T2">Take all food products out of the cart. </text:span></text:p>
      <text:p text:style-name="P3"><text:span text:style-name="T1">___Clean and wash cart by the cart barn (spray the tires, sides, seats, floor). Make sure the trash can on the back its emptied and rinsed out. </text:span><text:span text:style-name="T2">Use Sanitizer.</text:span></text:p>
      <text:p text:style-name="P8">___Towel dry the cart.</text:p>
      <text:p text:style-name="P3"><text:span text:style-name="T1">___</text:span><text:span text:style-name="T2">Wipe out the inside of the ice machine with a wet towel </text:span></text:p>
      <text:p text:style-name="P3"><text:span text:style-name="T1">___Stock your cart </text:span><text:span text:style-name="T2">accordingly with the inventory sheet. NO EXTRA </text:span></text:p>
      <text:p text:style-name="P5"><text:span text:style-name="T2">_</text:span><text:span text:style-name="T1">__ Lock the coolers</text:span></text:p>
      <text:p text:style-name="P3"><text:span text:style-name="T1">___</text:span><text:span text:style-name="T2">Park the cart next to the cart barn and leave the key inside (double check that the coolers are locked)</text:span></text:p>
      <text:p text:style-name="P9">___Fill out your inventory sheet </text:p>
      <text:p text:style-name="P4"><text:span text:style-name="T1">___</text:span><text:span text:style-name="T2">Count your drawer. Put your deposits in the envelope together with the inventory sheet and the sales report.</text:span></text:p>
      <text:p text:style-name="P9">___Make sure your blue cash bag is $150! <text:s/></text:p>
      <text:p text:style-name="P3"><text:span text:style-name="T1">___ </text:span><text:span text:style-name="T2">Place your money bag ($150) into the safe.</text:span></text:p>
      <text:p text:style-name="P9">___Put your POS handheld to charge and CLOCK OUT </text:p>
      <text:p text:style-name="P11">___ Get home safe and have a wonderful evening!</text:p>
      <text:p text:style-name="P10"><text:s text:c="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9:48:32.297709116</meta:creation-date>
    <meta:print-date>2023-09-13T22:20:14.167488989</meta:print-date>
    <dc:date>2024-07-25T12:13:36.250877388</dc:date>
    <meta:editing-duration>PT2H41M15S</meta:editing-duration>
    <meta:editing-cycles>7</meta:editing-cycles>
    <meta:generator>Collabora_Office/24.04.3.1$Linux_X86_64 LibreOffice_project/31b6e2c056a836ad7a1dc7102c3caad561d36aa3</meta:generator>
    <meta:document-statistic meta:table-count="0" meta:image-count="0" meta:object-count="0" meta:page-count="1" meta:paragraph-count="22" meta:word-count="233" meta:character-count="1458" meta:non-whitespace-character-count="1075"/>
  </office:meta>
</office:document-meta>
</file>